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RoleMessageExchangeImpl.checkReplyContextO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nerRoleMessageExchangeImpl.replyOneWay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rtnerRoleMessageExchangeImpl.getPartnerRole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MessageExchangeImpl.getMyRole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MessageExchangeImpl.replyWithFailure( FailureType type , String description , Element detai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tnerRoleMessageExchangeImpl.reply( Messag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tnerRoleMessageExchangeImpl.ack( AckType ac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nerRoleMessageExchangeImpl.load( MessageExchangeDAO 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nerRoleMessageExchangeImpl.replyWithFault( QName faultType , Message outputFaul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tnerRoleMessageExchangeImpl.setState( State new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tnerRoleMessageExchangeImpl.PartnerRoleMessageExchangeImpl( ODEProcess process , Long iid , String mexId , PartnerLinkModel oplink , Operation operation , EndpointReference epr , EndpointReference myRoleEPR , PartnerRoleChannel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nerRoleMessageExchang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nerRoleMessageExchangeImpl.replyAsync( String foreig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MessageExchangeImpl.getC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RoleMessageExchangeImpl.save( MessageExchangeDAO 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rtnerRoleMessageExchangeImpl.waitForAck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